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Analysis:-</text:p>
      <text:p text:style-name="P2"/>
      <text:p text:style-name="Standard"><text:span text:style-name="T1">I choose </text:span><text:span text:style-name="T2">Best fit</text:span><text:span text:style-name="T1"> over first fit</text:span>.<text:line-break/>I did this because I think requesting for more pages from the kernel when we have the pages in our list with enough size which can fulfill user need. I know I takes a little bit more time when done without coalescing but it just decreases the time with significant amount when done with coalescing.</text:p>
      <text:p text:style-name="Standard"/>
      <text:p text:style-name="Standard">I used the Chunk_t with one way link list. Because using one way link list decrease the management <text:s/>of pointers and using one way is more easy and more easily understandable. Although it take more time to arrange the pointer as sometime we need previous pointer. But still managing one -way link list is <text:s/>much more easily than two-way.<text:line-break/></text:p>
      <text:p text:style-name="P3">With the use of Coalescing , the Unit diver works better and fast.<text:line-break/>Even the number of chunks is <text:s/>reduces, so as the number of Morecore command is used less and as well as the the size memory used is significantly low.</text:p>
      <text:p text:style-name="P4"/>
      <text:p text:style-name="P3">The Dummy Pointer is Static it always point to the first node whereas Rover Pointer mover through out the list and is a comparison pointer. While completing this Machine Problem I got to know that the Memory allocated is all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21:18:30</meta:creation-date>
    <dc:date>2013-10-22T00:19:31</dc:date>
    <meta:editing-duration>PT21M52S</meta:editing-duration>
    <meta:editing-cycles>14</meta:editing-cycles>
    <meta:generator>LibreOffice/3.5$Linux_x86 LibreOffice_project/350m1$Build-2</meta:generator>
    <meta:document-statistic meta:table-count="0" meta:image-count="0" meta:object-count="0" meta:page-count="1" meta:paragraph-count="5" meta:word-count="206" meta:character-count="1141" meta:non-whitespace-character-count="936"/>
  </office:meta>
</office:document-meta>
</file>